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71.03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1.56mm"/>
    </style:style>
    <style:style style:name="co4" style:family="table-column">
      <style:table-column-properties fo:break-before="auto" style:column-width="68.26mm"/>
    </style:style>
    <style:style style:name="co5" style:family="table-column">
      <style:table-column-properties fo:break-before="auto" style:column-width="79.87mm"/>
    </style:style>
    <style:style style:name="co6" style:family="table-column">
      <style:table-column-properties fo:break-before="auto" style:column-width="44.98mm"/>
    </style:style>
    <style:style style:name="co7" style:family="table-column">
      <style:table-column-properties fo:break-before="auto" style:column-width="47.36mm"/>
    </style:style>
    <style:style style:name="co8" style:family="table-column">
      <style:table-column-properties fo:break-before="auto" style:column-width="49.74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40.3mm"/>
    </style:style>
    <style:style style:name="co11" style:family="table-column">
      <style:table-column-properties fo:break-before="auto" style:column-width="46.48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12.95mm"/>
    </style:style>
    <style:style style:name="co16" style:family="table-column">
      <style:table-column-properties fo:break-before="auto" style:column-width="50.46mm"/>
    </style:style>
    <style:style style:name="ro1" style:family="table-row">
      <style:table-row-properties style:row-height="18.24mm" fo:break-before="auto" style:use-optimal-row-height="false"/>
    </style:style>
    <style:style style:name="ro2" style:family="table-row">
      <style:table-row-properties style:row-height="8.06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10.27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ro10" style:family="table-row">
      <style:table-row-properties style:row-height="9.47mm" fo:break-before="auto" style:use-optimal-row-height="false"/>
    </style:style>
    <style:style style:name="ro11" style:family="table-row">
      <style:table-row-properties style:row-height="11.57mm" fo:break-before="auto" style:use-optimal-row-height="false"/>
    </style:style>
    <style:style style:name="ro12" style:family="table-row">
      <style:table-row-properties style:row-height="7.41mm" fo:break-before="auto" style:use-optimal-row-height="true"/>
    </style:style>
    <style:style style:name="ro13" style:family="table-row">
      <style:table-row-properties style:row-height="4.57mm" fo:break-before="auto" style:use-optimal-row-height="false"/>
    </style:style>
    <style:style style:name="ro14" style:family="table-row">
      <style:table-row-properties style:row-height="5.64mm" fo:break-before="auto" style:use-optimal-row-height="true"/>
    </style:style>
    <style:style style:name="ro15" style:family="table-row">
      <style:table-row-properties style:row-height="8.94mm" fo:break-before="auto" style:use-optimal-row-height="false"/>
    </style:style>
    <style:style style:name="ro16" style:family="table-row">
      <style:table-row-properties style:row-height="5.26mm" fo:break-before="auto" style:use-optimal-row-height="false"/>
    </style:style>
    <style:style style:name="ro17" style:family="table-row">
      <style:table-row-properties style:row-height="6.95mm" fo:break-before="auto" style:use-optimal-row-height="true"/>
    </style:style>
    <style:style style:name="ro18" style:family="table-row">
      <style:table-row-properties style:row-height="51.06mm" fo:break-before="auto" style:use-optimal-row-height="true"/>
    </style:style>
    <style:style style:name="ro19" style:family="table-row">
      <style:table-row-properties style:row-height="4.9mm" fo:break-before="auto" style:use-optimal-row-height="false"/>
    </style:style>
    <style:style style:name="ro20" style:family="table-row">
      <style:table-row-properties style:row-height="6.12mm" fo:break-before="auto" style:use-optimal-row-height="true"/>
    </style:style>
    <style:style style:name="ro21" style:family="table-row">
      <style:table-row-properties style:row-height="8.1mm" fo:break-before="auto" style:use-optimal-row-height="false"/>
    </style:style>
    <style:style style:name="ro22" style:family="table-row">
      <style:table-row-properties style:row-height="26.09mm" fo:break-before="auto" style:use-optimal-row-height="false"/>
    </style:style>
    <style:style style:name="ta1" style:family="table" style:master-page-name="PageStyle_5f_Germany_5f_Expenses_5f_1st_5f_Nov_5f_2016_5f_Till_5f_18th_5f_Dec_5f_2016">
      <style:table-properties table:display="true" style:writing-mode="lr-tb"/>
    </style:style>
    <style:style style:name="ta2" style:family="table" style:master-page-name="PageStyle_5f_Overall_5f_Expense_5f_Summary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ffffff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67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33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1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1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3" style:family="table-cell" style:parent-style-name="Default" style:data-style-name="N2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4" style:family="table-cell" style:parent-style-name="Default" style:data-style-name="N2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3333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81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 style:data-style-name="N80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117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Nuosu SIL" fo:font-size="22pt" fo:font-style="normal" fo:text-shadow="none" style:text-underline-style="none" fo:font-weight="bold" style:font-name-asian="Nuosu SIL" style:font-size-asian="22pt" style:font-style-asian="normal" style:font-weight-asian="bold" style:font-size-complex="22pt" style:font-style-complex="normal" style:font-weight-complex="bold"/>
    </style:style>
    <style:style style:name="ce44" style:family="table-cell" style:parent-style-name="Default" style:data-style-name="N50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6pt solid #000000" style:vertical-align="middle"/>
    </style:style>
    <style:style style:name="ce5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="0.06pt solid #000000" style:rotation-align="none" style:vertical-align="middle"/>
      <style:text-properties fo:color="#ff420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5" style:family="table-cell" style:parent-style-name="Default">
      <style:table-cell-properties fo:border="0.06pt solid #000000" style:rotation-align="none" style:vertical-align="middle"/>
    </style:style>
    <style:style style:name="ce5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="0.06pt solid #000000" style:rotation-align="none" style:vertical-align="middl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="0.06pt solid #000000" style:rotation-align="none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99ff66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ffff99" style:rotation-align="none"/>
    </style:style>
    <style:style style:name="ce68" style:family="table-cell" style:parent-style-name="Default">
      <style:table-cell-properties fo:background-color="#cfe7f5"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wrap-option="no-wrap" style:rotation-align="none"/>
    </style:style>
    <style:style style:name="ce74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language="en" fo:country="US" fo:font-style="normal" fo:text-shadow="none" style:text-underline-style="none" fo:font-weight="bold" style:font-name-asian="Albany AMT" style:font-size-asian="15pt" style:language-asian="en" style:country-asian="US" style:font-style-asian="normal" style:font-weight-asian="bold" style:font-name-complex="DejaVu Sans" style:font-size-complex="15pt" style:language-complex="en" style:country-complex="US" style:font-style-complex="normal" style:font-weight-complex="bold"/>
    </style:style>
    <style:style style:name="ce8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language="en" fo:country="US" fo:font-style="normal" fo:text-shadow="none" style:text-underline-style="none" fo:font-weight="bold" style:font-name-asian="Albany AMT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language="en" fo:country="US" fo:font-style="normal" fo:text-shadow="none" style:text-underline-style="none" fo:font-weight="bold" style:font-name-asian="Albany AMT" style:font-size-asian="32pt" style:language-asian="en" style:country-asian="US" style:font-style-asian="normal" style:font-weight-asian="bold" style:font-name-complex="DejaVu Sans" style:font-size-complex="32pt" style:language-complex="en" style:country-complex="US" style:font-style-complex="normal" style:font-weight-complex="bold"/>
    </style:style>
    <style:style style:name="ce83" style:family="table-cell" style:parent-style-name="Default">
      <style:table-cell-properties fo:wrap-option="no-wrap"/>
    </style:style>
    <style:style style:name="gr1" style:family="graphic">
      <style:graphic-properties draw:stroke="solid" svg:stroke-width="0mm" svg:stroke-color="#3465a4" draw:marker-start="Arrowheads_20_1" draw:marker-start-width="2.1mm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120mm" fo:min-height="12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23.84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Germany_Expenses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7"/>
        <table:table-column table:style-name="co3" table:default-cell-style-name="ce7"/>
        <table:table-column table:style-name="co4" table:default-cell-style-name="ce55"/>
        <table:table-column-group table:display="false">
          <table:table-column table:style-name="co5" table:visibility="collapse" table:default-cell-style-name="ce55"/>
          <table:table-column table:style-name="co6" table:visibility="collapse" table:number-columns-repeated="6" table:default-cell-style-name="ce55"/>
        </table:table-column-group>
        <table:table-column-group table:display="false">
          <table:table-column table:style-name="co6" table:visibility="collapse" table:number-columns-repeated="7" table:default-cell-style-name="ce55"/>
        </table:table-column-group>
        <table:table-column-group table:display="false">
          <table:table-column table:style-name="co7" table:visibility="collapse" table:number-columns-repeated="7" table:default-cell-style-name="ce55"/>
        </table:table-column-group>
        <table:table-column-group table:display="false">
          <table:table-column table:style-name="co7" table:visibility="collapse" table:number-columns-repeated="2" table:default-cell-style-name="ce65"/>
          <table:table-column table:style-name="co8" table:visibility="collapse" table:number-columns-repeated="5" table:default-cell-style-name="ce65"/>
        </table:table-column-group>
        <table:table-column-group table:display="false">
          <table:table-column table:style-name="co8" table:visibility="collapse" table:number-columns-repeated="7" table:default-cell-style-name="ce65"/>
        </table:table-column-group>
        <table:table-column-group>
          <table:table-column table:style-name="co8" table:number-columns-repeated="7" table:default-cell-style-name="ce65"/>
        </table:table-column-group>
        <table:table-column-group>
          <table:table-column table:style-name="co8" table:default-cell-style-name="ce65"/>
          <table:table-column table:style-name="co9" table:number-columns-repeated="6" table:default-cell-style-name="Default"/>
        </table:table-column-group>
        <table:table-column-group>
          <table:table-column table:style-name="co8" table:default-cell-style-name="Default"/>
          <table:table-column table:style-name="co9" table:number-columns-repeated="6" table:default-cell-style-name="Default"/>
        </table:table-column-group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3" table:number-columns-repeated="33" table:default-cell-style-name="Default"/>
        <table:table-column table:style-name="co13" table:number-columns-repeated="844" table:default-cell-style-name="ce7"/>
        <table:table-column table:style-name="co13" table:number-columns-repeated="6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TEGORY</text:p>
          </table:table-cell>
          <table:covered-table-cell table:number-columns-repeated="2" table:style-name="ce1"/>
          <table:table-cell table:style-name="ce46" office:value-type="date" office:date-value="2018-09-29" calcext:value-type="date">
            <text:p>29. September 2018</text:p>
          </table:table-cell>
          <table:table-cell table:style-name="ce46" office:value-type="date" office:date-value="2018-09-30" calcext:value-type="date">
            <text:p>30. September 2018</text:p>
          </table:table-cell>
          <table:table-cell table:style-name="ce46" office:value-type="date" office:date-value="2018-10-01" calcext:value-type="date">
            <text:p>1. October 2018</text:p>
          </table:table-cell>
          <table:table-cell table:style-name="ce46" office:value-type="date" office:date-value="2018-10-02" calcext:value-type="date">
            <text:p>2. October 2018</text:p>
          </table:table-cell>
          <table:table-cell table:style-name="ce46" office:value-type="date" office:date-value="2018-10-03" calcext:value-type="date">
            <text:p>3. October 2018</text:p>
          </table:table-cell>
          <table:table-cell table:style-name="ce46" office:value-type="date" office:date-value="2018-10-04" calcext:value-type="date">
            <text:p>4. October 2018</text:p>
          </table:table-cell>
          <table:table-cell table:style-name="ce46" office:value-type="date" office:date-value="2018-10-05" calcext:value-type="date">
            <text:p>5. October 2018</text:p>
          </table:table-cell>
          <table:table-cell table:style-name="ce46" office:value-type="date" office:date-value="2018-10-06" calcext:value-type="date">
            <text:p>6. October 2018</text:p>
          </table:table-cell>
          <table:table-cell table:style-name="ce46" office:value-type="date" office:date-value="2018-10-07" calcext:value-type="date">
            <text:p>7. October 2018</text:p>
          </table:table-cell>
          <table:table-cell table:style-name="ce46" office:value-type="date" office:date-value="2018-10-08" calcext:value-type="date">
            <text:p>8. October 2018</text:p>
          </table:table-cell>
          <table:table-cell table:style-name="ce46" office:value-type="date" office:date-value="2018-10-09" calcext:value-type="date">
            <text:p>9. October 2018</text:p>
          </table:table-cell>
          <table:table-cell table:style-name="ce46" office:value-type="date" office:date-value="2018-10-10" calcext:value-type="date">
            <text:p>10. October 2018</text:p>
          </table:table-cell>
          <table:table-cell table:style-name="ce46" office:value-type="date" office:date-value="2018-10-11" calcext:value-type="date">
            <text:p>11. October 2018</text:p>
          </table:table-cell>
          <table:table-cell table:style-name="ce46" office:value-type="date" office:date-value="2018-10-12" calcext:value-type="date">
            <text:p>12. October 2018</text:p>
          </table:table-cell>
          <table:table-cell table:style-name="ce46" office:value-type="date" office:date-value="2018-10-13" calcext:value-type="date">
            <text:p>13. October 2018</text:p>
          </table:table-cell>
          <table:table-cell table:style-name="ce46" office:value-type="date" office:date-value="2018-10-14" calcext:value-type="date">
            <text:p>14. October 2018</text:p>
          </table:table-cell>
          <table:table-cell table:style-name="ce46" office:value-type="date" office:date-value="2018-10-15" calcext:value-type="date">
            <text:p>15. October 2018</text:p>
          </table:table-cell>
          <table:table-cell table:style-name="ce46" office:value-type="date" office:date-value="2018-10-16" calcext:value-type="date">
            <text:p>16. October 2018</text:p>
          </table:table-cell>
          <table:table-cell table:style-name="ce46" office:value-type="date" office:date-value="2018-10-17" calcext:value-type="date">
            <text:p>17. October 2018</text:p>
          </table:table-cell>
          <table:table-cell table:style-name="ce46" office:value-type="date" office:date-value="2018-10-18" calcext:value-type="date">
            <text:p>18. October 2018</text:p>
          </table:table-cell>
          <table:table-cell table:style-name="ce46" office:value-type="date" office:date-value="2018-10-19" calcext:value-type="date">
            <text:p>19. October 2018</text:p>
          </table:table-cell>
          <table:table-cell table:style-name="ce46" office:value-type="date" office:date-value="2018-10-20" calcext:value-type="date">
            <text:p>20. October 2018</text:p>
          </table:table-cell>
          <table:table-cell table:style-name="ce46" office:value-type="date" office:date-value="2018-10-21" calcext:value-type="date">
            <text:p>21. October 2018</text:p>
          </table:table-cell>
          <table:table-cell table:style-name="ce46" office:value-type="date" office:date-value="2018-10-22" calcext:value-type="date">
            <text:p>22. October 2018</text:p>
          </table:table-cell>
          <table:table-cell table:style-name="ce46" office:value-type="date" office:date-value="2018-10-23" calcext:value-type="date">
            <text:p>23. October 2018</text:p>
          </table:table-cell>
          <table:table-cell table:style-name="ce46" office:value-type="date" office:date-value="2018-10-24" calcext:value-type="date">
            <text:p>24. October 2018</text:p>
          </table:table-cell>
          <table:table-cell table:style-name="ce46" office:value-type="date" office:date-value="2018-10-25" calcext:value-type="date">
            <text:p>25. October 2018</text:p>
          </table:table-cell>
          <table:table-cell table:style-name="ce46" office:value-type="date" office:date-value="2018-10-26" calcext:value-type="date">
            <text:p>26. October 2018</text:p>
          </table:table-cell>
          <table:table-cell table:style-name="ce46" office:value-type="date" office:date-value="2018-10-27" calcext:value-type="date">
            <text:p>27. October 2018</text:p>
          </table:table-cell>
          <table:table-cell table:style-name="ce46" office:value-type="date" office:date-value="2018-10-28" calcext:value-type="date">
            <text:p>28. October 2018</text:p>
          </table:table-cell>
          <table:table-cell table:style-name="ce46" office:value-type="date" office:date-value="2018-10-29" calcext:value-type="date">
            <text:p>29. October 2018</text:p>
          </table:table-cell>
          <table:table-cell table:style-name="ce46" office:value-type="date" office:date-value="2018-10-30" calcext:value-type="date">
            <text:p>30. October 2018</text:p>
          </table:table-cell>
          <table:table-cell table:style-name="ce46" office:value-type="date" office:date-value="2018-10-31" calcext:value-type="date">
            <text:p>31. October 2018</text:p>
          </table:table-cell>
          <table:table-cell table:style-name="ce46" office:value-type="date" office:date-value="2018-11-01" calcext:value-type="date">
            <text:p>1. November 2018</text:p>
          </table:table-cell>
          <table:table-cell table:style-name="ce46" office:value-type="date" office:date-value="2018-11-02" calcext:value-type="date">
            <text:p>2. November 2018</text:p>
          </table:table-cell>
          <table:table-cell table:style-name="ce46" office:value-type="date" office:date-value="2018-11-03" calcext:value-type="date">
            <text:p>3. November 2018</text:p>
          </table:table-cell>
          <table:table-cell table:style-name="ce46" office:value-type="date" office:date-value="2018-11-04" calcext:value-type="date">
            <text:p>4. November 2018</text:p>
          </table:table-cell>
          <table:table-cell table:style-name="ce46" office:value-type="date" office:date-value="2018-11-05" calcext:value-type="date">
            <text:p>5. November 2018</text:p>
          </table:table-cell>
          <table:table-cell table:style-name="ce46" office:value-type="date" office:date-value="2018-11-06" calcext:value-type="date">
            <text:p>6. November 2018</text:p>
          </table:table-cell>
          <table:table-cell table:style-name="ce46" office:value-type="date" office:date-value="2018-11-07" calcext:value-type="date">
            <text:p>7. November 2018</text:p>
          </table:table-cell>
          <table:table-cell table:style-name="ce46" office:value-type="date" office:date-value="2018-11-08" calcext:value-type="date">
            <text:p>8. November 2018</text:p>
          </table:table-cell>
          <table:table-cell table:style-name="ce46" office:value-type="date" office:date-value="2018-11-09" calcext:value-type="date">
            <text:p>9. November 2018</text:p>
          </table:table-cell>
          <table:table-cell table:style-name="ce46" office:value-type="date" office:date-value="2018-11-10" calcext:value-type="date">
            <text:p>10. November 2018</text:p>
          </table:table-cell>
          <table:table-cell table:style-name="ce46" office:value-type="date" office:date-value="2018-11-11" calcext:value-type="date">
            <text:p>11. November 2018</text:p>
          </table:table-cell>
          <table:table-cell table:number-columns-repeated="67"/>
          <table:table-cell table:style-name="ce69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ACCOMMODATION</text:p>
          </table:table-cell>
          <table:covered-table-cell table:number-columns-repeated="2" table:style-name="ce3"/>
          <table:table-cell table:style-name="ce2" table:number-columns-repeated="16"/>
          <table:table-cell table:style-name="ce56" office:value-type="float" office:value="3075" calcext:value-type="float">
            <text:p>3075</text:p>
          </table:table-cell>
          <table:table-cell table:style-name="ce2" table:number-columns-repeated="5"/>
          <table:table-cell table:style-name="ce60"/>
          <table:table-cell table:style-name="ce56"/>
          <table:table-cell table:style-name="ce60" table:number-columns-repeated="20"/>
          <table:table-cell table:number-columns-repeated="67"/>
          <table:table-cell table:style-name="ce70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ICE TRAIN</text:p>
          </table:table-cell>
          <table:covered-table-cell table:number-columns-repeated="2" table:style-name="ce3"/>
          <table:table-cell table:style-name="ce2"/>
          <table:table-cell table:style-name="ce56" office:value-type="float" office:value="66" calcext:value-type="float">
            <text:p>66</text:p>
          </table:table-cell>
          <table:table-cell table:style-name="ce2" table:number-columns-repeated="20"/>
          <table:table-cell table:style-name="ce60" table:number-columns-repeated="22"/>
          <table:table-cell table:number-columns-repeated="67"/>
          <table:table-cell table:style-name="ce71" table:number-columns-repeated="794"/>
          <table:table-cell table:number-columns-repeated="116"/>
        </table:table-row>
        <table:table-row table:style-name="ro3">
          <table:table-cell table:style-name="ce3" office:value-type="string" calcext:value-type="string" table:number-columns-spanned="3" table:number-rows-spanned="1">
            <text:p>TAXI</text:p>
          </table:table-cell>
          <table:covered-table-cell table:number-columns-repeated="2" table:style-name="ce3"/>
          <table:table-cell table:style-name="ce2" office:value-type="string" calcext:value-type="string">
            <office:annotation draw:style-name="gr1" draw:text-style-name="P2" svg:width="27.77mm" svg:height="14.41mm" svg:x="346.94mm" svg:y="19.02mm" draw:caption-point-x="-7.51mm" draw:caption-point-y="15.44mm">
              <dc:date>2016-11-01T00:00:00</dc:date>
              <text:p text:style-name="P1"><text:span text:style-name="T1">Taxi from Room to Bangalore Airport</text:span></text:p>
            </office:annotation>
            <text:p>965rs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table:number-columns-repeated="20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OTHER REIMBURSIBLE CATEGORIES</text:p>
          </table:table-cell>
          <table:covered-table-cell table:number-columns-repeated="2" table:style-name="ce3"/>
          <table:table-cell table:style-name="ce2" table:number-columns-repeated="22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TRAIN PASS</text:p>
          </table:table-cell>
          <table:covered-table-cell table:number-columns-repeated="2" table:style-name="ce3"/>
          <table:table-cell table:style-name="ce2" table:number-columns-repeated="2"/>
          <table:table-cell table:style-name="ce2" office:value-type="float" office:value="143" calcext:value-type="float">
            <text:p>143</text:p>
          </table:table-cell>
          <table:table-cell table:style-name="ce2" table:number-columns-repeated="19"/>
          <table:table-cell table:style-name="ce60" table:number-columns-repeated="5"/>
          <table:table-cell table:style-name="ce60" office:value-type="float" office:value="39" calcext:value-type="float">
            <office:annotation draw:style-name="gr2" draw:text-style-name="P4" svg:width="28.99mm" svg:height="9.91mm" svg:x="345.53mm" svg:y="31.99mm" draw:caption-point-x="-6.1mm" draw:caption-point-y="15.1mm">
              <dc:date>2018-10-28T00:00:00</dc:date>
              <text:p text:style-name="P3"><text:span text:style-name="T2">3 Day Pass each 19.5 Euros</text:span></text:p>
            </office:annotation>
            <text:p>39</text:p>
          </table:table-cell>
          <table:table-cell table:style-name="ce60" table:number-columns-repeated="16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RAIN</text:p>
          </table:table-cell>
          <table:covered-table-cell table:number-columns-repeated="2" table:style-name="ce4"/>
          <table:table-cell table:style-name="ce47"/>
          <table:table-cell table:style-name="ce57" table:number-columns-repeated="2"/>
          <table:table-cell table:style-name="ce47" table:number-columns-repeated="19"/>
          <table:table-cell table:style-name="ce61" table:number-columns-repeated="7"/>
          <table:table-cell table:style-name="ce61" office:value-type="float" office:value="12" calcext:value-type="float">
            <office:annotation draw:style-name="gr2" draw:text-style-name="P4" svg:width="28.99mm" svg:height="9.91mm" svg:x="345.53mm" svg:y="38.3mm" draw:caption-point-x="-6.1mm" draw:caption-point-y="15.1mm">
              <dc:date>2018-10-28T00:00:00</dc:date>
              <text:p text:style-name="P3"><text:span text:style-name="T2">Metzingen Trip</text:span></text:p>
              <text:p text:style-name="P3"><text:span text:style-name="T2"/></text:p>
            </office:annotation>
            <text:p>12</text:p>
          </table:table-cell>
          <table:table-cell table:style-name="ce61" table:number-columns-repeated="4"/>
          <table:table-cell table:style-name="ce61" office:value-type="float" office:value="5.2" calcext:value-type="float">
            <office:annotation draw:style-name="gr3" draw:text-style-name="P4" svg:width="28.99mm" svg:height="5.96mm" svg:x="345.53mm" svg:y="38.3mm" draw:caption-point-x="-6.1mm" draw:caption-point-y="15.1mm">
              <dc:date>2018-11-02T00:00:00</dc:date>
              <text:p text:style-name="P3"><text:span text:style-name="T2">All Day Ticket</text:span></text:p>
            </office:annotation>
            <text:p>5.2</text:p>
          </table:table-cell>
          <table:table-cell table:style-name="ce61" office:value-type="float" office:value="5.2" calcext:value-type="float">
            <office:annotation draw:style-name="gr4" draw:text-style-name="P4" svg:width="28.99mm" svg:height="21.76mm" svg:x="345.53mm" svg:y="38.3mm" draw:caption-point-x="-6.1mm" draw:caption-point-y="15.1mm">
              <dc:date>2018-11-04T00:00:00</dc:date>
              <text:p text:style-name="P3"><text:span text:style-name="T2">All Day Ticke</text:span></text:p>
              <text:p text:style-name="P3"><text:span text:style-name="T2"/></text:p>
              <text:p text:style-name="P3"><text:span text:style-name="T2"/></text:p>
              <text:p text:style-name="P3"><text:span text:style-name="T2">2 Euros to Give to Tulasit</text:span></text:p>
            </office:annotation>
            <text:p>5.2</text:p>
          </table:table-cell>
          <table:table-cell table:style-name="ce61" table:number-columns-repeated="8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LEBARA</text:p>
          </table:table-cell>
          <table:covered-table-cell table:number-columns-repeated="2" table:style-name="ce4"/>
          <table:table-cell table:style-name="ce47" table:number-columns-repeated="6"/>
          <table:table-cell table:style-name="ce47" office:value-type="float" office:value="10" calcext:value-type="float">
            <text:p>10</text:p>
          </table:table-cell>
          <table:table-cell table:style-name="ce47" table:number-columns-repeated="15"/>
          <table:table-cell table:style-name="ce61" table:number-columns-repeated="12"/>
          <table:table-cell table:style-name="ce61" office:value-type="float" office:value="5" calcext:value-type="float">
            <office:annotation draw:style-name="gr3" draw:text-style-name="P4" svg:width="28.99mm" svg:height="5.96mm" svg:x="345.53mm" svg:y="44.61mm" draw:caption-point-x="-6.1mm" draw:caption-point-y="15.1mm">
              <dc:date>2018-11-02T00:00:00</dc:date>
              <text:p text:style-name="P3"><text:span text:style-name="T2">FLEXIS</text:span></text:p>
            </office:annotation>
            <text:p>5</text:p>
          </table:table-cell>
          <table:table-cell table:style-name="ce61" table:number-columns-repeated="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RYNGA</text:p>
          </table:table-cell>
          <table:covered-table-cell table:number-columns-repeated="2" table:style-name="ce4"/>
          <table:table-cell table:style-name="ce47" table:number-columns-repeated="22"/>
          <table:table-cell table:style-name="ce61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6" office:value-type="string" calcext:value-type="string" table:number-columns-spanned="3" table:number-rows-spanned="1">
            <text:p>LUNCH IN OFFICE – CANTEEN CARD</text:p>
          </table:table-cell>
          <table:covered-table-cell table:number-columns-repeated="2" table:style-name="ce6"/>
          <table:table-cell table:style-name="ce48" table:number-columns-repeated="9"/>
          <table:table-cell table:style-name="ce48" office:value-type="float" office:value="20" calcext:value-type="float">
            <text:p>20</text:p>
          </table:table-cell>
          <table:table-cell table:style-name="ce48" table:number-columns-repeated="12"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table:style-name="ce62" office:value-type="float" office:value="20" calcext:value-type="float">
            <text:p>20</text:p>
          </table:table-cell>
          <table:table-cell table:style-name="ce62" table:number-columns-repeated="5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20" calcext:value-type="float">
            <office:annotation draw:style-name="gr5" draw:text-style-name="P4" svg:width="28.99mm" svg:height="25.84mm" svg:x="345.53mm" svg:y="57.24mm" draw:caption-point-x="-6.1mm" draw:caption-point-y="15.1mm">
              <dc:date>2018-11-04T00:00:00</dc:date>
              <text:p text:style-name="P3"><text:span text:style-name="T2">To Give Back to Tulasi</text:span></text:p>
              <text:p text:style-name="P3"><text:span text:style-name="T2"/></text:p>
              <text:p text:style-name="P3"><text:span text:style-name="T2"/></text:p>
              <text:p text:style-name="P3"><text:span text:style-name="T2">Gave Money on 3</text:span><text:span text:style-name="T3">rd</text:span><text:span text:style-name="T2"> Nov</text:span></text:p>
            </office:annotation>
            <text:p>20</text:p>
          </table:table-cell>
          <table:table-cell table:style-name="ce62" table:number-columns-repeated="11"/>
          <table:table-cell table:number-columns-repeated="67"/>
          <table:table-cell table:style-name="ce72" table:number-columns-repeated="794"/>
          <table:table-cell table:number-columns-repeated="116"/>
        </table:table-row>
        <table:table-row table:style-name="ro3">
          <table:table-cell table:style-name="ce4" office:value-type="string" calcext:value-type="string" table:number-columns-spanned="3" table:number-rows-spanned="1">
            <text:p>MCDONALDS</text:p>
          </table:table-cell>
          <table:covered-table-cell table:number-columns-repeated="2" table:style-name="ce4"/>
          <table:table-cell table:style-name="ce47" table:number-columns-repeated="6"/>
          <table:table-cell table:number-columns-repeated="2" table:style-name="ce47" office:value-type="float" office:value="1.9" calcext:value-type="float">
            <text:p>1.9</text:p>
          </table:table-cell>
          <table:table-cell table:style-name="ce47" table:number-columns-repeated="3"/>
          <table:table-cell table:style-name="ce47" office:value-type="float" office:value="1.9" calcext:value-type="float">
            <text:p>1.9</text:p>
          </table:table-cell>
          <table:table-cell table:style-name="ce47" table:number-columns-repeated="17"/>
          <table:table-cell table:style-name="ce47" office:value-type="float" office:value="2" calcext:value-type="float">
            <text:p>2</text:p>
          </table:table-cell>
          <table:table-cell table:style-name="ce47" table:number-columns-repeated="1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4">
          <table:table-cell table:style-name="ce4" office:value-type="string" calcext:value-type="string" table:number-columns-spanned="3" table:number-rows-spanned="1">
            <text:p>BREZEL + COFFEE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12"/>
          <table:table-cell table:style-name="ce47" office:value-type="float" office:value="1" calcext:value-type="float">
            <office:annotation draw:style-name="gr3" draw:text-style-name="P4" svg:width="28.99mm" svg:height="5.96mm" svg:x="345.53mm" svg:y="69.87mm" draw:caption-point-x="-6.1mm" draw:caption-point-y="15.1mm">
              <dc:date>2018-10-14T00:00:00</dc:date>
              <text:p text:style-name="P3"><text:span text:style-name="T2">@ Yorma</text:span></text:p>
            </office:annotation>
            <text:p>1</text:p>
          </table:table-cell>
          <table:table-cell table:style-name="ce47"/>
          <table:table-cell table:number-columns-repeated="4" table:style-name="ce47" office:value-type="float" office:value="1.2" calcext:value-type="float">
            <text:p>1.2</text:p>
          </table:table-cell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2"/>
          <table:table-cell table:style-name="ce47" office:value-type="float" office:value="1.2" calcext:value-type="float">
            <text:p>1.2</text:p>
          </table:table-cell>
          <table:table-cell table:style-name="ce47" table:number-columns-repeated="4"/>
          <table:table-cell table:style-name="ce47" office:value-type="float" office:value="1.2" calcext:value-type="float">
            <text:p>1.2</text:p>
          </table:table-cell>
          <table:table-cell table:style-name="ce47" table:number-columns-repeated="4"/>
          <table:table-cell table:style-name="ce47" office:value-type="float" office:value="1.3" calcext:value-type="float">
            <text:p>1.3</text:p>
          </table:table-cell>
          <table:table-cell table:style-name="ce47" table:number-columns-repeated="3"/>
          <table:table-cell table:style-name="ce47" office:value-type="float" office:value="3.5" calcext:value-type="float">
            <text:p>3.5</text:p>
          </table:table-cell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3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GROCERIES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7" calcext:value-type="float">
            <office:annotation draw:style-name="gr6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Body Wash @ Muller</text:span></text:p>
            </office:annotation>
            <text:p>1.7</text:p>
          </table:table-cell>
          <table:table-cell table:style-name="ce47" office:value-type="float" office:value="29" calcext:value-type="float">
            <office:annotation draw:style-name="gr6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REWE</text:span></text:p>
            </office:annotation>
            <text:p>29</text:p>
          </table:table-cell>
          <table:table-cell table:style-name="ce47" office:value-type="float" office:value="3.5" calcext:value-type="float">
            <office:annotation draw:style-name="gr6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REWE</text:span></text:p>
            </office:annotation>
            <text:p>3.5</text:p>
          </table:table-cell>
          <table:table-cell table:style-name="ce47"/>
          <table:table-cell table:style-name="ce47" table:formula="of:=8.9+2.6" office:value-type="float" office:value="11.5" calcext:value-type="float">
            <office:annotation draw:style-name="gr6" draw:text-style-name="P4" svg:width="28.99mm" svg:height="17.99mm" svg:x="345.53mm" svg:y="75.92mm" draw:caption-point-x="-6.1mm" draw:caption-point-y="15.1mm">
              <dc:date>2018-10-07T00:00:00</dc:date>
              <text:p text:style-name="P3"><text:span text:style-name="T2">Kaufland + REWE</text:span></text:p>
            </office:annotation>
            <text:p>11.5</text:p>
          </table:table-cell>
          <table:table-cell table:style-name="ce47" table:number-columns-repeated="3"/>
          <table:table-cell table:style-name="ce47" office:value-type="float" office:value="5.22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5.22</text:p>
          </table:table-cell>
          <table:table-cell table:style-name="ce47"/>
          <table:table-cell table:style-name="ce47" office:value-type="float" office:value="4.1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4.1</text:p>
          </table:table-cell>
          <table:table-cell table:style-name="ce47" office:value-type="float" office:value="4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Kaufland</text:span></text:p>
            </office:annotation>
            <text:p>4</text:p>
          </table:table-cell>
          <table:table-cell table:style-name="ce47"/>
          <table:table-cell table:style-name="ce47" office:value-type="float" office:value="5.8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5.8</text:p>
          </table:table-cell>
          <table:table-cell table:style-name="ce47"/>
          <table:table-cell table:style-name="ce47" office:value-type="float" office:value="2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REWE</text:span></text:p>
            </office:annotation>
            <text:p>2</text:p>
          </table:table-cell>
          <table:table-cell table:style-name="ce47" table:formula="of:=3.5+1" office:value-type="float" office:value="4.5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REWE + Galeria</text:span></text:p>
            </office:annotation>
            <text:p>4.5</text:p>
          </table:table-cell>
          <table:table-cell table:style-name="ce47"/>
          <table:table-cell table:style-name="ce47" office:value-type="float" office:value="1.2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LiDL</text:span></text:p>
            </office:annotation>
            <text:p>1.2</text:p>
          </table:table-cell>
          <table:table-cell table:style-name="ce47" office:value-type="float" office:value="6.8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REWE</text:span></text:p>
            </office:annotation>
            <text:p>6.8</text:p>
          </table:table-cell>
          <table:table-cell table:style-name="ce47" table:formula="of:=9+4.5+1.8" office:value-type="float" office:value="15.3" calcext:value-type="float">
            <text:p>15.3</text:p>
          </table:table-cell>
          <table:table-cell table:style-name="ce47" table:number-columns-repeated="2"/>
          <table:table-cell table:style-name="ce47" office:value-type="float" office:value="18" calcext:value-type="float">
            <office:annotation draw:style-name="gr2" draw:text-style-name="P4" svg:width="28.99mm" svg:height="9.91mm" svg:x="345.53mm" svg:y="75.92mm" draw:caption-point-x="-6.1mm" draw:caption-point-y="15.1mm">
              <dc:date>2018-10-28T00:00:00</dc:date>
              <text:p text:style-name="P3"><text:span text:style-name="T2">Kaufland</text:span></text:p>
              <text:p text:style-name="P3"><text:span text:style-name="T2"/></text:p>
            </office:annotation>
            <text:p>18</text:p>
          </table:table-cell>
          <table:table-cell table:style-name="ce47" table:number-columns-repeated="5"/>
          <table:table-cell table:style-name="ce47" office:value-type="float" office:value="4.01" calcext:value-type="float">
            <office:annotation draw:style-name="gr3" draw:text-style-name="P4" svg:width="28.99mm" svg:height="5.96mm" svg:x="345.53mm" svg:y="75.92mm" draw:caption-point-x="-6.1mm" draw:caption-point-y="15.1mm">
              <dc:date>2018-11-02T00:00:00</dc:date>
              <text:p text:style-name="P3"><text:span text:style-name="T2">REWE</text:span></text:p>
            </office:annotation>
            <text:p>4.01</text:p>
          </table:table-cell>
          <table:table-cell table:style-name="ce47"/>
          <table:table-cell table:style-name="ce47" office:value-type="float" office:value="5.3" calcext:value-type="float">
            <office:annotation draw:style-name="gr3" draw:text-style-name="P4" svg:width="28.99mm" svg:height="5.96mm" svg:x="345.53mm" svg:y="75.92mm" draw:caption-point-x="-6.1mm" draw:caption-point-y="15.1mm">
              <dc:date>2018-11-02T00:00:00</dc:date>
              <text:p text:style-name="P3"><text:span text:style-name="T2">REWE</text:span></text:p>
            </office:annotation>
            <text:p>5.3</text:p>
          </table:table-cell>
          <table:table-cell table:style-name="ce47" office:value-type="float" office:value="22.6" calcext:value-type="float">
            <office:annotation draw:style-name="gr2" draw:text-style-name="P4" svg:width="28.99mm" svg:height="9.91mm" svg:x="345.53mm" svg:y="75.92mm" draw:caption-point-x="-6.1mm" draw:caption-point-y="15.1mm">
              <dc:date>2018-11-02T00:00:00</dc:date>
              <text:p text:style-name="P3"><text:span text:style-name="T2">Kaufland for Weekend Lunch</text:span></text:p>
            </office:annotation>
            <text:p>22.6</text:p>
          </table:table-cell>
          <table:table-cell table:style-name="ce47" table:formula="of:=10.6+5" office:value-type="float" office:value="15.6" calcext:value-type="float">
            <office:annotation draw:style-name="gr2" draw:text-style-name="P4" svg:width="28.99mm" svg:height="9.91mm" svg:x="345.53mm" svg:y="75.92mm" draw:caption-point-x="-6.1mm" draw:caption-point-y="15.1mm">
              <dc:date>2018-11-02T00:00:00</dc:date>
              <text:p text:style-name="P3"><text:span text:style-name="T2">REWE + Indian Store Rice</text:span></text:p>
            </office:annotation>
            <text:p>15.6</text:p>
          </table:table-cell>
          <table:table-cell table:style-name="ce47" table:number-columns-repeated="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5" office:value-type="string" calcext:value-type="string" table:number-columns-spanned="3" table:number-rows-spanned="1">
            <text:p>SHOPPING</text:p>
          </table:table-cell>
          <table:covered-table-cell table:number-columns-repeated="2" table:style-name="ce4"/>
          <table:table-cell table:style-name="ce47" table:number-columns-repeated="7"/>
          <table:table-cell table:style-name="ce47" office:value-type="float" office:value="27" calcext:value-type="float">
            <office:annotation draw:style-name="gr6" draw:text-style-name="P4" svg:width="28.99mm" svg:height="17.99mm" svg:x="345.53mm" svg:y="82.24mm" draw:caption-point-x="-6.1mm" draw:caption-point-y="15.1mm">
              <dc:date>2018-10-07T00:00:00</dc:date>
              <text:p text:style-name="P3"><text:span text:style-name="T2">Burton Kilo Backpack</text:span></text:p>
            </office:annotation>
            <text:p>27</text:p>
          </table:table-cell>
          <table:table-cell table:style-name="ce47"/>
          <table:table-cell table:style-name="ce47" office:value-type="float" office:value="98" calcext:value-type="float">
            <office:annotation draw:style-name="gr3" draw:text-style-name="P4" svg:width="28.99mm" svg:height="5.96mm" svg:x="345.53mm" svg:y="82.24mm" draw:caption-point-x="-6.1mm" draw:caption-point-y="15.1mm">
              <dc:date>2018-10-14T00:00:00</dc:date>
              <text:p text:style-name="P3"><text:span text:style-name="T2">Jeans @ CA</text:span></text:p>
            </office:annotation>
            <text:p>98</text:p>
          </table:table-cell>
          <table:table-cell table:style-name="ce47" table:number-columns-repeated="4"/>
          <table:table-cell table:style-name="ce47" office:value-type="float" office:value="5" calcext:value-type="float">
            <office:annotation draw:style-name="gr2" draw:text-style-name="P4" svg:width="28.99mm" svg:height="9.91mm" svg:x="345.53mm" svg:y="82.24mm" draw:caption-point-x="-6.1mm" draw:caption-point-y="15.1mm">
              <dc:date>2018-10-14T00:00:00</dc:date>
              <text:p text:style-name="P3"><text:span text:style-name="T2">Pizza</text:span></text:p>
              <text:p text:style-name="P3"><text:span text:style-name="T2"/></text:p>
            </office:annotation>
            <text:p>5</text:p>
          </table:table-cell>
          <table:table-cell table:style-name="ce47" table:number-columns-repeated="6"/>
          <table:table-cell table:style-name="ce47" table:formula="of:=9+17" office:value-type="float" office:value="26" calcext:value-type="float">
            <office:annotation draw:style-name="gr7" draw:text-style-name="P4" svg:width="28.99mm" svg:height="13.86mm" svg:x="345.53mm" svg:y="82.24mm" draw:caption-point-x="-6.1mm" draw:caption-point-y="15.1mm">
              <dc:date>2018-10-20T00:00:00</dc:date>
              <text:p text:style-name="P3"><text:span text:style-name="T2">Diary + Lechtturm Notebook</text:span></text:p>
            </office:annotation>
            <text:p>26</text:p>
          </table:table-cell>
          <table:table-cell table:style-name="ce47" table:number-columns-repeated="7"/>
          <table:table-cell table:style-name="ce47" table:formula="of:=30+25+14+18.2" office:value-type="float" office:value="87.2" calcext:value-type="float">
            <office:annotation draw:style-name="gr4" draw:text-style-name="P4" svg:width="28.99mm" svg:height="21.76mm" svg:x="345.53mm" svg:y="82.24mm" draw:caption-point-x="-6.1mm" draw:caption-point-y="15.1mm">
              <dc:date>2018-10-28T00:00:00</dc:date>
              <text:p text:style-name="P3"><text:span text:style-name="T2">Converse Shoe + Formal Double Side Belt + Vedanth Gift + Coffee for Amma</text:span></text:p>
            </office:annotation>
            <text:p>87.2</text:p>
          </table:table-cell>
          <table:table-cell table:style-name="ce47" table:number-columns-repeated="4"/>
          <table:table-cell table:style-name="ce47" office:value-type="float" office:value="37" calcext:value-type="float">
            <office:annotation draw:style-name="gr8" draw:text-style-name="P4" svg:width="28.99mm" svg:height="17.81mm" svg:x="345.53mm" svg:y="82.24mm" draw:caption-point-x="-6.1mm" draw:caption-point-y="15.1mm">
              <dc:date>2018-11-02T00:00:00</dc:date>
              <text:p text:style-name="P3"><text:span text:style-name="T2">North Face Hoodie @ SportsCheck</text:span></text:p>
              <text:p text:style-name="P3"><text:span text:style-name="T2"/></text:p>
            </office:annotation>
            <text:p>37</text:p>
          </table:table-cell>
          <table:table-cell table:style-name="ce47" table:number-columns-repeated="5"/>
          <table:table-cell table:style-name="ce47" office:value-type="float" office:value="19.6" calcext:value-type="float">
            <office:annotation draw:style-name="gr3" draw:text-style-name="P4" svg:width="28.99mm" svg:height="5.96mm" svg:x="594.23mm" svg:y="82.24mm" draw:caption-point-x="-6.1mm" draw:caption-point-y="15.1mm">
              <dc:date>2018-11-09T00:00:00</dc:date>
              <text:p text:style-name="P3"><text:span text:style-name="T2">chocolates</text:span></text:p>
            </office:annotation>
            <text:p>19.6</text:p>
          </table:table-cell>
          <table:table-cell table:style-name="ce47" office:value-type="float" office:value="12.5" calcext:value-type="float">
            <office:annotation draw:style-name="gr3" draw:text-style-name="P4" svg:width="28.99mm" svg:height="5.96mm" svg:x="643.98mm" svg:y="82.24mm" draw:caption-point-x="-6.1mm" draw:caption-point-y="15.1mm">
              <dc:date>2018-11-09T00:00:00</dc:date>
              <text:p text:style-name="P3"><text:span text:style-name="T2">Chocolates</text:span></text:p>
            </office:annotation>
            <text:p>12.5</text:p>
          </table:table-cell>
          <table:table-cell table:style-name="ce47" table:number-columns-repeated="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EATING OUT</text:p>
          </table:table-cell>
          <table:covered-table-cell table:number-columns-repeated="2" table:style-name="Default"/>
          <table:table-cell table:style-name="ce47"/>
          <table:table-cell table:style-name="ce47" office:value-type="float" office:value="1.9" calcext:value-type="float">
            <office:annotation draw:style-name="gr6" draw:text-style-name="P4" svg:width="28.99mm" svg:height="17.99mm" svg:x="345.53mm" svg:y="88.55mm" draw:caption-point-x="-6.1mm" draw:caption-point-y="15.1mm">
              <dc:date>2018-10-03T00:00:00</dc:date>
              <text:p text:style-name="P3"><text:span text:style-name="T2">Snacks @ REWE Frankfurt</text:span></text:p>
            </office:annotation>
            <text:p>1.9</text:p>
          </table:table-cell>
          <table:table-cell table:style-name="ce47" table:formula="of:=4.5+1.5" office:value-type="float" office:value="6" calcext:value-type="float">
            <office:annotation draw:style-name="gr6" draw:text-style-name="P4" svg:width="28.99mm" svg:height="17.99mm" svg:x="345.53mm" svg:y="88.55mm" draw:caption-point-x="-6.1mm" draw:caption-point-y="15.1mm">
              <dc:date>2018-10-03T00:00:00</dc:date>
              <text:p text:style-name="P3"><text:span text:style-name="T2">Burger King + Croissant</text:span></text:p>
            </office:annotation>
            <text:p>6</text:p>
          </table:table-cell>
          <table:table-cell table:style-name="ce47" table:number-columns-repeated="6"/>
          <table:table-cell table:style-name="ce47" office:value-type="float" office:value="5" calcext:value-type="float">
            <office:annotation draw:style-name="gr2" draw:text-style-name="P4" svg:width="28.99mm" svg:height="9.91mm" svg:x="345.53mm" svg:y="88.55mm" draw:caption-point-x="-6.1mm" draw:caption-point-y="15.1mm">
              <dc:date>2018-10-14T00:00:00</dc:date>
              <text:p text:style-name="P3"><text:span text:style-name="T2">Pizza</text:span></text:p>
              <text:p text:style-name="P3"><text:span text:style-name="T2"/></text:p>
            </office:annotation>
            <text:p>5</text:p>
          </table:table-cell>
          <table:table-cell table:style-name="ce47" table:number-columns-repeated="8"/>
          <table:table-cell table:style-name="ce47" office:value-type="float" office:value="8.2" calcext:value-type="float">
            <office:annotation draw:style-name="gr2" draw:text-style-name="P4" svg:width="28.99mm" svg:height="9.91mm" svg:x="345.53mm" svg:y="88.55mm" draw:caption-point-x="-6.1mm" draw:caption-point-y="15.1mm">
              <dc:date>2018-10-20T00:00:00</dc:date>
              <text:p text:style-name="P3"><text:span text:style-name="T2">Lunch @ Indian Restaurant</text:span></text:p>
            </office:annotation>
            <text:p>8.2</text:p>
          </table:table-cell>
          <table:table-cell table:style-name="ce47" table:number-columns-repeated="10"/>
          <table:table-cell table:style-name="ce47" office:value-type="float" office:value="5" calcext:value-type="float">
            <office:annotation draw:style-name="gr3" draw:text-style-name="P4" svg:width="28.99mm" svg:height="5.96mm" svg:x="345.53mm" svg:y="88.55mm" draw:caption-point-x="-6.1mm" draw:caption-point-y="15.1mm">
              <dc:date>2018-10-28T00:00:00</dc:date>
              <text:p text:style-name="P3"><text:span text:style-name="T2">Lindt Chocolate</text:span></text:p>
            </office:annotation>
            <text:p>5</text:p>
          </table:table-cell>
          <table:table-cell table:style-name="ce47" table:number-columns-repeated="5"/>
          <table:table-cell table:style-name="ce47" office:value-type="float" office:value="10" calcext:value-type="float">
            <office:annotation draw:style-name="gr2" draw:text-style-name="P4" svg:width="28.99mm" svg:height="9.91mm" svg:x="345.53mm" svg:y="88.55mm" draw:caption-point-x="-6.1mm" draw:caption-point-y="15.1mm">
              <dc:date>2018-11-04T00:00:00</dc:date>
              <text:p text:style-name="P3"><text:span text:style-name="T2">Pizza</text:span></text:p>
              <text:p text:style-name="P3"><text:span text:style-name="T2"/></text:p>
            </office:annotation>
            <text:p>10</text:p>
          </table:table-cell>
          <table:table-cell table:style-name="ce47" table:number-columns-repeated="5"/>
          <table:table-cell table:style-name="ce47" office:value-type="float" office:value="7" calcext:value-type="float">
            <office:annotation draw:style-name="gr2" draw:text-style-name="P4" svg:width="28.99mm" svg:height="9.91mm" svg:x="643.98mm" svg:y="88.55mm" draw:caption-point-x="-6.1mm" draw:caption-point-y="15.1mm">
              <dc:date>2018-11-09T00:00:00</dc:date>
              <text:p text:style-name="P3"><text:span text:style-name="T2">Eating @ Chennai Dosa</text:span></text:p>
            </office:annotation>
            <text:p>7</text:p>
          </table:table-cell>
          <table:table-cell table:style-name="ce47" table:number-columns-repeated="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MEDICINE</text:p>
          </table:table-cell>
          <table:covered-table-cell table:number-columns-repeated="2" table:style-name="Default"/>
          <table:table-cell table:style-name="ce47" table:number-columns-repeated="5"/>
          <table:table-cell table:style-name="ce47" office:value-type="float" office:value="2" calcext:value-type="float">
            <office:annotation draw:style-name="gr6" draw:text-style-name="P4" svg:width="28.99mm" svg:height="17.99mm" svg:x="345.53mm" svg:y="94.87mm" draw:caption-point-x="-6.1mm" draw:caption-point-y="15.1mm">
              <dc:date>2018-10-07T00:00:00</dc:date>
              <text:p text:style-name="P3"><text:span text:style-name="T2">Lip Balm</text:span></text:p>
              <text:p text:style-name="P3"><text:span text:style-name="T2"/></text:p>
            </office:annotation>
            <text:p>2</text:p>
          </table:table-cell>
          <table:table-cell table:style-name="ce47" table:number-columns-repeated="3"/>
          <table:table-cell table:style-name="Default"/>
          <table:table-cell table:style-name="ce47" table:number-columns-repeated="3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OTHERS</text:p>
          </table:table-cell>
          <table:covered-table-cell table:number-columns-repeated="2" table:style-name="Default"/>
          <table:table-cell table:style-name="ce47" table:number-columns-repeated="14"/>
          <table:table-cell table:style-name="ce47" office:value-type="float" office:value="0.5" calcext:value-type="float">
            <office:annotation draw:style-name="gr3" draw:text-style-name="P4" svg:width="28.99mm" svg:height="5.96mm" svg:x="345.53mm" svg:y="101.18mm" draw:caption-point-x="-6.1mm" draw:caption-point-y="15.1mm">
              <dc:date>2018-10-14T00:00:00</dc:date>
              <text:p text:style-name="P3"><text:span text:style-name="T2">WC</text:span></text:p>
            </office:annotation>
            <text:p>0.5</text:p>
          </table:table-cell>
          <table:table-cell table:style-name="ce47"/>
          <table:table-cell table:style-name="ce47" office:value-type="float" office:value="1.5" calcext:value-type="float">
            <office:annotation draw:style-name="gr2" draw:text-style-name="P4" svg:width="28.99mm" svg:height="9.91mm" svg:x="345.53mm" svg:y="101.18mm" draw:caption-point-x="-6.1mm" draw:caption-point-y="15.1mm">
              <dc:date>2018-10-20T00:00:00</dc:date>
              <text:p text:style-name="P3"><text:span text:style-name="T2">Post to Sennheiser</text:span></text:p>
            </office:annotation>
            <text:p>1.5</text:p>
          </table:table-cell>
          <table:table-cell table:style-name="ce47" table:number-columns-repeated="27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AX RETURNS FROM SOUNDLAND</text:p>
          </table:table-cell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5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3"/>
          <table:table-cell table:style-name="ce47" table:number-columns-repeated="4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6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-group table:display="false"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</table:table-row-group>
        <table:table-row table:style-name="ro2">
          <table:table-cell table:style-name="ce1" office:value-type="string" calcext:value-type="string" table:number-columns-spanned="3" table:number-rows-spanned="1">
            <text:p>TOTAL</text:p>
          </table:table-cell>
          <table:covered-table-cell table:number-columns-repeated="2" table:style-name="ce1"/>
          <table:table-cell table:style-name="ce50" table:formula="of:=SUM([.D2:.D71])" office:value-type="float" office:value="0" calcext:value-type="float">
            <text:p>0</text:p>
          </table:table-cell>
          <table:table-cell table:style-name="ce50" table:formula="of:=SUM([.E2:.E71])" office:value-type="float" office:value="96" calcext:value-type="float">
            <text:p>96</text:p>
          </table:table-cell>
          <table:table-cell table:style-name="ce50" table:formula="of:=SUM([.F2:.F71])" office:value-type="float" office:value="178" calcext:value-type="float">
            <text:p>178</text:p>
          </table:table-cell>
          <table:table-cell table:style-name="ce50" table:formula="of:=SUM([.G2:.G71])" office:value-type="float" office:value="3.5" calcext:value-type="float">
            <text:p>3.5</text:p>
          </table:table-cell>
          <table:table-cell table:style-name="ce50" table:formula="of:=SUM([.H2:.H71])" office:value-type="float" office:value="0" calcext:value-type="float">
            <text:p>0</text:p>
          </table:table-cell>
          <table:table-cell table:style-name="ce50" table:formula="of:=SUM([.I2:.I71])" office:value-type="float" office:value="13.5" calcext:value-type="float">
            <text:p>13.5</text:p>
          </table:table-cell>
          <table:table-cell table:style-name="ce50" table:formula="of:=SUM([.J2:.J71])" office:value-type="float" office:value="11.9" calcext:value-type="float">
            <text:p>11.9</text:p>
          </table:table-cell>
          <table:table-cell table:style-name="ce50" table:formula="of:=SUM([.K2:.K71])" office:value-type="float" office:value="28.9" calcext:value-type="float">
            <text:p>28.9</text:p>
          </table:table-cell>
          <table:table-cell table:style-name="ce50" table:formula="of:=SUM([.L2:.L71])" office:value-type="float" office:value="0" calcext:value-type="float">
            <text:p>0</text:p>
          </table:table-cell>
          <table:table-cell table:style-name="ce50" table:formula="of:=SUM([.M2:.M71])" office:value-type="float" office:value="128.22" calcext:value-type="float">
            <text:p>128.22</text:p>
          </table:table-cell>
          <table:table-cell table:style-name="ce50" table:formula="of:=SUM([.N2:.N71])" office:value-type="float" office:value="0" calcext:value-type="float">
            <text:p>0</text:p>
          </table:table-cell>
          <table:table-cell table:style-name="ce50" table:formula="of:=SUM([.O2:.O71])" office:value-type="float" office:value="6" calcext:value-type="float">
            <text:p>6</text:p>
          </table:table-cell>
          <table:table-cell table:style-name="ce50" table:formula="of:=SUM([.P2:.P71])" office:value-type="float" office:value="4" calcext:value-type="float">
            <text:p>4</text:p>
          </table:table-cell>
          <table:table-cell table:style-name="ce50" table:formula="of:=SUM([.Q2:.Q71])" office:value-type="float" office:value="0" calcext:value-type="float">
            <text:p>0</text:p>
          </table:table-cell>
          <table:table-cell table:style-name="ce50" table:formula="of:=SUM([.R2:.R71])" office:value-type="float" office:value="12.3" calcext:value-type="float">
            <text:p>12.3</text:p>
          </table:table-cell>
          <table:table-cell table:style-name="ce50" table:formula="of:=SUM([.S2:.S71])" office:value-type="float" office:value="0" calcext:value-type="float">
            <text:p>0</text:p>
          </table:table-cell>
          <table:table-cell table:style-name="ce50" table:formula="of:=SUM([.T2:.T71])" office:value-type="float" office:value="3079.7" calcext:value-type="float">
            <text:p>3079.7</text:p>
          </table:table-cell>
          <table:table-cell table:style-name="ce50" table:formula="of:=SUM([.U2:.U71])" office:value-type="float" office:value="5.7" calcext:value-type="float">
            <text:p>5.7</text:p>
          </table:table-cell>
          <table:table-cell table:style-name="ce50" table:formula="of:=SUM([.V2:.V71])" office:value-type="float" office:value="9.4" calcext:value-type="float">
            <text:p>9.4</text:p>
          </table:table-cell>
          <table:table-cell table:style-name="ce50" table:formula="of:=SUM([.W2:.W71])" office:value-type="float" office:value="2.4" calcext:value-type="float">
            <text:p>2.4</text:p>
          </table:table-cell>
          <table:table-cell table:style-name="ce50" table:formula="of:=SUM([.X2:.X71])" office:value-type="float" office:value="6.8" calcext:value-type="float">
            <text:p>6.8</text:p>
          </table:table-cell>
          <table:table-cell table:style-name="ce50"/>
          <table:table-cell table:style-name="ce64" table:number-columns-repeated="22"/>
          <table:table-cell table:number-columns-repeated="67"/>
          <table:table-cell table:style-name="ce68" table:number-columns-repeated="794"/>
          <table:table-cell table:number-columns-repeated="116"/>
        </table:table-row>
        <table:table-row table:style-name="ro8" table:number-rows-repeated="2">
          <table:table-cell table:style-name="ce7"/>
          <table:table-cell table:style-name="Default" table:number-columns-repeated="2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MONEY GIVEN IN CARD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MONEY GIVEN IN CASH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27" office:value-type="string" calcext:value-type="string" table:number-columns-spanned="1" table:number-rows-spanned="2">
              <text:p>TOTAL GIVEN</text:p>
            </table:table-cell>
            <table:table-cell table:style-name="ce24" office:value-type="float" office:value="0" calcext:value-type="float" table:number-columns-spanned="1" table:number-rows-spanned="2">
              <text:p>0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27"/>
            <table:covered-table-cell table:style-name="ce24"/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0">
          <table:table-cell table:style-name="ce10" office:value-type="string" calcext:value-type="string">
            <text:p>TOTAL MONEY SPENT TILL DATE</text:p>
          </table:table-cell>
          <table:table-cell table:style-name="ce101" table:formula="of:=SUM([.D2:.BS71])" office:value-type="float" office:value="4009.43" calcext:value-type="float">
            <text:p>4009.43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1" table:visibility="collapse">
            <table:table-cell table:style-name="ce10" office:value-type="string" calcext:value-type="string">
              <text:p>BALANCE MONEY LEFT</text:p>
            </table:table-cell>
            <table:table-cell table:style-name="ce25" table:formula="of:=[.B77]-[.B79]" office:value-type="float" office:value="-4009.43" calcext:value-type="float">
              <text:p>-4009.43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1" office:value-type="string" calcext:value-type="string">
            <text:p>TOTAL MONEY SPENT IN CARD</text:p>
          </table:table-cell>
          <table:table-cell table:style-name="ce103" table:formula="of:=[.E3]+[.T2]" office:value-type="float" office:value="3141" calcext:value-type="float">
            <text:p>3141.00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STARTING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CURRENT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2" office:value-type="string" calcext:value-type="string">
            <text:p>TOTAL MONEY SPENT IN CASH</text:p>
          </table:table-cell>
          <table:table-cell table:style-name="ce104" table:formula="of:=[.B79]-[.B81]" office:value-type="float" office:value="868.43" calcext:value-type="float">
            <text:p>868.43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3" table:visibility="collapse">
            <table:table-cell table:style-name="ce67" office:value-type="string" calcext:value-type="string" table:number-columns-spanned="1" table:number-rows-spanned="2">
              <text:p>ACTUAL BALANCE IN ACCOUNT</text:p>
            </table:table-cell>
            <table:table-cell table:style-name="ce28" table:formula="of:=[.B83]-[.B82]" office:value-type="float" office:value="0" calcext:value-type="float" table:number-columns-spanned="1" table:number-rows-spanned="2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67"/>
            <table:covered-table-cell table:style-name="ce28"/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2" table:visibility="collapse">
            <table:table-cell table:style-name="ce14" office:value-type="string" calcext:value-type="string">
              <text:p>IDEAL BALANCE TO BE IN ACCOUNT</text:p>
            </table:table-cell>
            <table:table-cell table:style-name="ce29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TOTAL MONEY TO BE IN HAND</text:p>
          </table:table-cell>
          <table:table-cell table:style-name="ce107" table:formula="of:=SUM([.B115:.B127])-[.B84]" office:value-type="float" office:value="1081.57" calcext:value-type="float">
            <text:p>1081.57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>
          <table:table-row table:style-name="ro9">
            <table:table-cell table:style-name="ce8" office:value-type="string" calcext:value-type="string">
              <text:p>AMOUNT IN COINS</text:p>
            </table:table-cell>
            <table:table-cell table:style-name="ce23" table:formula="of:=2*2+2*1+1*0.5+0*0.2+1*0.1+0*0.05+4*0.02+4*0.01" office:value-type="float" office:value="6.72" calcext:value-type="float">
              <text:p>6.72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SUITCASE/PANT</text:p>
            </table:table-cell>
            <table:table-cell table:style-name="ce23" office:value-type="float" office:value="1000" calcext:value-type="float">
              <text:p>100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WALLET</text:p>
            </table:table-cell>
            <table:table-cell table:style-name="ce23" table:formula="of:=30+50" office:value-type="float" office:value="80" calcext:value-type="float">
              <text:p>80</text:p>
            </table:table-cell>
            <table:table-cell table:style-name="ce23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ACTUAL CASH IN HAND</text:p>
          </table:table-cell>
          <table:table-cell table:style-name="ce31" table:formula="of:=SUM([.B89:.B91])" office:value-type="float" office:value="1086.72" calcext:value-type="float">
            <text:p>1086.72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2" table:visibility="collapse">
            <table:table-cell table:style-name="ce10" office:value-type="string" calcext:value-type="string">
              <text:p>AMOUNT TO BE IN ACCOUNT</text:p>
            </table:table-cell>
            <table:table-cell table:style-name="ce25" table:formula="of:=[.B80]-([.B89]+[.B90]+[.B91])" office:value-type="float" office:value="-5096.15" calcext:value-type="float">
              <text:p>-5096.15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 table:visibility="collapse">
          <table:table-cell table:style-name="ce10" office:value-type="string" calcext:value-type="string">
            <text:p>TOTAL MONEY WITHDRAWN AND SPENT</text:p>
          </table:table-cell>
          <table:table-cell table:style-name="ce25" table:formula="of:=[.B85]-[.B93]" office:value-type="float" office:value="5096.15" calcext:value-type="float">
            <text:p>5096.15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12">
          <table:table-cell table:style-name="ce10" office:value-type="string" calcext:value-type="string">
            <text:p>DIFFERENCE IN TOTAL &amp; ACTUAL</text:p>
          </table:table-cell>
          <table:table-cell table:style-name="ce101" table:formula="of:=[.B88]-[.B92]" office:value-type="float" office:value="-5.15000000000009" calcext:value-type="float">
            <text:p>-5.15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8">
          <table:table-cell table:style-name="ce15" table:number-columns-repeated="3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4" table:visibility="collapse">
            <table:table-cell table:style-name="ce16" office:value-type="string" calcext:value-type="string">
              <text:p>JOURNEY START DATE</text:p>
            </table:table-cell>
            <table:table-cell table:style-name="ce32" office:value-type="date" office:date-value="2018-09-30" calcext:value-type="date" table:number-columns-spanned="2" table:number-rows-spanned="1">
              <text:p>30. Sept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JOURNEY END DATE</text:p>
            </table:table-cell>
            <table:table-cell table:style-name="ce32" office:value-type="date" office:date-value="2018-11-11" calcext:value-type="date" table:number-columns-spanned="2" table:number-rows-spanned="1">
              <text:p>11. Nov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TOTAL NUMBER OF DAYS</text:p>
            </table:table-cell>
            <table:table-cell table:style-name="ce33" table:formula="of:=[.B98]-[.B97]" office:value-type="float" office:value="42" calcext:value-type="float" table:number-columns-spanned="2" table:number-rows-spanned="1">
              <text:p>42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PER DIEM</text:p>
            </table:table-cell>
            <table:table-cell table:style-name="ce33" office:value-type="float" office:value="40" calcext:value-type="float" table:number-columns-spanned="2" table:number-rows-spanned="1">
              <text:p>40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5" table:visibility="collapse">
            <table:table-cell table:style-name="ce16" office:value-type="string" calcext:value-type="string">
              <text:p>TOTAL PER DIEM</text:p>
            </table:table-cell>
            <table:table-cell table:style-name="ce34" table:formula="of:=TODAY()" office:value-type="date" office:date-value="2018-11-09" calcext:value-type="date">
              <text:p>9. November 2018</text:p>
            </table:table-cell>
            <table:table-cell table:style-name="ce39" table:formula="of:=[.B99]*[.B100]" office:value-type="float" office:value="1680" calcext:value-type="float">
              <text:p>1680 <text:s text:c="3"/>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87" office:value-type="string" calcext:value-type="string" table:number-columns-spanned="1" table:number-rows-spanned="4">
              <text:p>TOTAL MONEY WITHDRAWN TILL DATE</text:p>
            </table:table-cell>
            <table:table-cell table:style-name="ce35" table:formula="of:=[.B101]" office:value-type="date" office:date-value="2018-11-09" calcext:value-type="date" table:number-columns-spanned="1" table:number-rows-spanned="4">
              <text:p>9. November 2018</text:p>
            </table:table-cell>
            <table:table-cell table:style-name="ce40" table:formula="of:=SUM([.B115:.B132])" office:value-type="float" office:value="1950" calcext:value-type="float" table:number-columns-spanned="1" table:number-rows-spanned="4">
              <text:p>1950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6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</table:table-row-group>
        <table:table-row table:style-name="ro17">
          <table:table-cell table:style-name="ce18" office:value-type="string" calcext:value-type="string">
            <text:p>TOTAL MONEY SPENT ON COMPANY'S ACCOUNT</text:p>
          </table:table-cell>
          <table:table-cell table:style-name="ce36" table:formula="of:=[.B101]" office:value-type="date" office:date-value="2018-11-09" calcext:value-type="date">
            <text:p>9. Nov. 2018</text:p>
          </table:table-cell>
          <table:table-cell table:style-name="ce41" table:formula="of:=[.B81]+SUM([.E4:.BR4]) + SUM([.F6:.AU6])" office:value-type="float" office:value="3348.2" calcext:value-type="float">
            <text:p>3348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PER DIEM SPENT TILL DATE</text:p>
          </table:table-cell>
          <table:table-cell table:style-name="ce36" table:formula="of:=[.B101]" office:value-type="date" office:date-value="2018-11-09" calcext:value-type="date">
            <text:p>9. Nov. 2018</text:p>
          </table:table-cell>
          <table:table-cell table:style-name="ce119" table:formula="of:=[.B79]-[.C106]" office:value-type="float" office:value="661.230000000001" calcext:value-type="float">
            <text:p>661.23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MONEY TO CLAIM FROM COMPANY</text:p>
          </table:table-cell>
          <table:table-cell table:style-name="ce36" table:formula="of:=[.B98]" office:value-type="date" office:date-value="2018-11-11" calcext:value-type="date">
            <text:p>11. Nov. 2018</text:p>
          </table:table-cell>
          <table:table-cell table:style-name="ce42" table:formula="of:=[.B84]-[.C107]" office:value-type="float" office:value="207.2" calcext:value-type="float">
            <text:p>207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-group table:display="false">
          <table:table-row table:style-name="ro17" table:visibility="collapse">
            <table:table-cell table:style-name="ce18" office:value-type="string" calcext:value-type="string">
              <text:p>TOTAL MONEY TAKEN ON THE LAST DAY</text:p>
            </table:table-cell>
            <table:table-cell table:style-name="ce36" table:formula="of:=[.B108]" office:value-type="date" office:date-value="2018-11-11" calcext:value-type="date">
              <text:p>11. Nov. 2018</text:p>
            </table:table-cell>
            <table:table-cell table:style-name="ce42"/>
            <table:table-cell table:style-name="ce51"/>
            <table:table-cell table:number-columns-repeated="17"/>
            <table:table-cell table:style-name="ce59"/>
            <table:table-cell table:number-columns-repeated="1002"/>
          </table:table-row>
        </table:table-row-group>
        <table:table-row table:style-name="ro17" table:visibility="collapse">
          <table:table-cell table:style-name="ce18" office:value-type="string" calcext:value-type="string">
            <text:p>TOTAL PER DIEM LEFT</text:p>
          </table:table-cell>
          <table:table-cell table:style-name="ce36" table:formula="of:=[.B109]" office:value-type="date" office:date-value="2018-11-11" calcext:value-type="date">
            <text:p>11. Nov. 2018</text:p>
          </table:table-cell>
          <table:table-cell table:style-name="ce42"/>
          <table:table-cell table:style-name="ce51"/>
          <table:table-cell table:number-columns-repeated="1020"/>
        </table:table-row>
        <table:table-row table:style-name="ro17" table:visibility="collapse">
          <table:table-cell table:style-name="ce18" office:value-type="string" calcext:value-type="string">
            <text:p>TOTAL MONEY TO BE GIVEN TO OFFICE</text:p>
          </table:table-cell>
          <table:table-cell table:style-name="ce36"/>
          <table:table-cell table:style-name="ce42"/>
          <table:table-cell table:style-name="ce51"/>
          <table:table-cell table:number-columns-repeated="1020"/>
        </table:table-row>
        <table:table-row table:style-name="ro18">
          <table:table-cell table:style-name="ce19" office:value-type="string" calcext:value-type="string">
            <text:p>TOTAL MONEY YET TO BE WITHDRAWN FROM ATM</text:p>
          </table:table-cell>
          <table:table-cell table:style-name="ce37" office:value-type="string" calcext:value-type="string">
            <text:p>This Much Money Company Owes Me</text:p>
          </table:table-cell>
          <table:table-cell table:style-name="ce43" table:formula="of:=[.C101]-SUM([.B115:.B129])+[.C108]" office:value-type="float" office:value="-62.8000000000002" calcext:value-type="float">
            <text:p>-62.8000000000002</text:p>
          </table:table-cell>
          <table:table-cell table:style-name="ce53" office:value-type="string" calcext:value-type="string">
            <text:p>Always Add Return TAXI BILLS IN Advance ( Probably 30 Euros approximately + 10 Euros (India Up) + 10 Euros (India Down) )</text:p>
          </table:table-cell>
          <table:table-cell table:number-columns-repeated="1020"/>
        </table:table-row>
        <table:table-row table:style-name="ro8">
          <table:table-cell table:style-name="ce7"/>
          <table:table-cell table:style-name="ce15" table:number-columns-repeated="2"/>
          <table:table-cell table:style-name="ce51"/>
          <table:table-cell table:number-columns-repeated="1020"/>
        </table:table-row>
        <table:table-row-group>
          <table:table-row table:style-name="ro19">
            <table:table-cell table:style-name="ce20" office:value-type="string" calcext:value-type="string">
              <text:p>DATE</text:p>
            </table:table-cell>
            <table:table-cell table:style-name="ce20" office:value-type="string" calcext:value-type="string">
              <text:p>MONEY WITHDRAWN</text:p>
            </table:table-cell>
            <table:table-cell table:style-name="ce44" office:value-type="string" calcext:value-type="string">
              <text:p>TRANSACTION CHARGES</text:p>
            </table:table-cell>
            <table:table-cell table:style-name="ce51"/>
            <table:table-cell table:number-columns-repeated="1020"/>
          </table:table-row>
          <table:table-row table:style-name="ro20">
            <table:table-cell table:style-name="ce21" office:value-type="date" office:date-value="2018-09-30" calcext:value-type="date">
              <text:p>30. September 2018</text:p>
            </table:table-cell>
            <table:table-cell table:style-name="ce38" office:value-type="float" office:value="200" calcext:value-type="float">
              <text:p>200</text:p>
            </table:table-cell>
            <table:table-cell table:style-name="ce38"/>
            <table:table-cell table:style-name="ce54"/>
            <table:table-cell table:number-columns-repeated="1020"/>
          </table:table-row>
          <table:table-row table:style-name="ro20">
            <table:table-cell table:style-name="ce21" office:value-type="date" office:date-value="2018-10-01" calcext:value-type="date">
              <text:p>1. October 2018</text:p>
            </table:table-cell>
            <table:table-cell table:style-name="ce38" office:value-type="float" office:value="600" calcext:value-type="float">
              <text:p>600</text:p>
            </table:table-cell>
            <table:table-cell table:style-name="ce38"/>
            <table:table-cell table:number-columns-repeated="1021"/>
          </table:table-row>
          <table:table-row table:style-name="ro20">
            <table:table-cell table:style-name="ce21" office:value-type="date" office:date-value="2018-11-03" calcext:value-type="date">
              <text:p>3. November 2018</text:p>
            </table:table-cell>
            <table:table-cell table:style-name="ce38" office:value-type="float" office:value="1150" calcext:value-type="float">
              <text:p>1150</text:p>
            </table:table-cell>
            <table:table-cell table:style-name="ce38"/>
            <table:table-cell table:number-columns-repeated="1021"/>
          </table:table-row>
          <table:table-row table:style-name="ro20">
            <table:table-cell table:style-name="ce21"/>
            <table:table-cell table:style-name="ce38" table:number-columns-repeated="2"/>
            <table:table-cell table:number-columns-repeated="1021"/>
          </table:table-row>
          <table:table-row table:style-name="ro20">
            <table:table-cell table:style-name="ce21"/>
            <table:table-cell table:style-name="ce38"/>
            <table:table-cell table:style-name="ce45"/>
            <table:table-cell table:number-columns-repeated="1021"/>
          </table:table-row>
          <table:table-row table:style-name="ro20" table:number-rows-repeated="13">
            <table:table-cell table:style-name="ce21"/>
            <table:table-cell table:style-name="ce38" table:number-columns-repeated="2"/>
            <table:table-cell table:number-columns-repeated="1021"/>
          </table:table-row>
        </table:table-row-group>
        <table:table-row table:style-name="ro8" table:number-rows-repeated="10484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erDiem_Summary_Till_Date" table:style-name="ta2">
        <table:table-column table:style-name="co14" table:default-cell-style-name="ce73"/>
        <table:table-column table:style-name="co15" table:default-cell-style-name="ce78"/>
        <table:table-column table:style-name="co16" table:default-cell-style-name="ce78"/>
        <table:table-column table:style-name="co14" table:number-columns-repeated="1021" table:default-cell-style-name="ce73"/>
        <table:table-row table:style-name="ro21">
          <table:table-cell/>
          <table:table-cell table:style-name="ce73" table:number-columns-repeated="2"/>
          <table:table-cell/>
          <table:table-cell table:style-name="ce83"/>
          <table:table-cell table:number-columns-repeated="1019"/>
        </table:table-row>
        <table:table-row table:style-name="ro21">
          <table:table-cell/>
          <table:table-cell table:style-name="ce74" office:value-type="string" calcext:value-type="string">
            <text:p>Number of Onsite Days ( Till Today )</text:p>
          </table:table-cell>
          <table:table-cell table:style-name="ce79" table:formula="of:=DAYS(TODAY();&quot;2017-10-02&quot;)" office:value-type="float" office:value="403" calcext:value-type="float">
            <text:p>403</text:p>
          </table:table-cell>
          <table:table-cell table:number-columns-repeated="1021"/>
        </table:table-row>
        <table:table-row table:style-name="ro21">
          <table:table-cell/>
          <table:table-cell table:style-name="ce75" office:value-type="string" calcext:value-type="string">
            <text:p>Per Diem Per Day</text:p>
          </table:table-cell>
          <table:table-cell table:style-name="ce80" office:value-type="float" office:value="40" calcext:value-type="float">
            <text:p>40</text:p>
          </table:table-cell>
          <table:table-cell table:number-columns-repeated="1021"/>
        </table:table-row>
        <table:table-row table:style-name="ro21">
          <table:table-cell/>
          <table:table-cell table:style-name="ce76" office:value-type="string" calcext:value-type="string">
            <text:p>Total Amount Of Per Diem ( I am Eligible For Till Date )</text:p>
          </table:table-cell>
          <table:table-cell table:style-name="ce81" table:formula="of:=[.C2]*[.C3]" office:value-type="float" office:value="16120" calcext:value-type="float">
            <text:p>16120</text:p>
          </table:table-cell>
          <table:table-cell table:number-columns-repeated="1021"/>
        </table:table-row>
        <table:table-row table:style-name="ro21">
          <table:table-cell/>
          <table:table-cell table:style-name="ce74" office:value-type="string" calcext:value-type="string">
            <text:p>Total Per Diem Spent Till Date</text:p>
          </table:table-cell>
          <table:table-cell table:style-name="ce79" table:formula="of:=[Germany_Expenses.C107]" office:value-type="float" office:value="661.230000000001" calcext:value-type="float">
            <text:p>661.230000000001</text:p>
          </table:table-cell>
          <table:table-cell table:number-columns-repeated="1021"/>
        </table:table-row>
        <table:table-row table:style-name="ro22">
          <table:table-cell/>
          <table:table-cell table:style-name="ce77" office:value-type="string" calcext:value-type="string">
            <text:p>Amount of Money I can still Spend</text:p>
          </table:table-cell>
          <table:table-cell table:style-name="ce82" table:formula="of:=[.C4]-[.C5]" office:value-type="float" office:value="15458.77" calcext:value-type="float">
            <text:p>15458.77</text:p>
          </table:table-cell>
          <table:table-cell table:number-columns-repeated="1021"/>
        </table:table-row>
        <table:table-row table:style-name="ro21" table:number-rows-repeated="5">
          <table:table-cell table:number-columns-repeated="3"/>
          <table:table-cell table:style-name="ce78" table:number-columns-repeated="2"/>
          <table:table-cell table:number-columns-repeated="1019"/>
        </table:table-row>
        <table:table-row table:style-name="ro21" table:number-rows-repeated="1048564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fraction number:min-integer-digits="0" number:min-numerator-digits="1" loext:max-numerator-digits="1" number:min-denominator-digits="1" loext:max-denominator-value="9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23:25:37.902430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all_5f_Expense_5f_Summary" style:display-name="PageStyle_Overall_Expense_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rmany_5f_Expenses_5f_1st_5f_Nov_5f_2016_5f_Till_5f_18th_5f_Dec_5f_2016" style:display-name="PageStyle_Germany_Expenses_1st_Nov_2016_Till_18th_Dec_201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07:59:27</meta:creation-date>
    <meta:initial-creator>Vishnu Vasan Nehru </meta:initial-creator>
    <dc:language>en-US</dc:language>
    <dc:date>2018-11-09T23:25:49.624914313</dc:date>
    <meta:editing-cycles>1422</meta:editing-cycles>
    <meta:editing-duration>P117DT2H7M18S</meta:editing-duration>
    <meta:generator>LibreOffice/6.1.2.1$Linux_X86_64 LibreOffice_project/10$Build-1</meta:generator>
    <meta:document-statistic meta:table-count="2" meta:cell-count="241" meta:object-count="0"/>
  </office:meta>
</office:document-meta>
</file>